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249cm" table:align="center"/>
    </style:style>
    <style:style style:name="Table1.A" style:family="table-column">
      <style:table-column-properties style:column-width="18.249cm"/>
    </style:style>
    <style:style style:name="Table1.1" style:family="table-row">
      <style:table-row-properties style:min-row-height="5.609cm"/>
    </style:style>
    <style:style style:name="Table1.A1" style:family="table-cell">
      <style:table-cell-properties fo:padding="0.097cm" fo:border="0.05pt solid #000000"/>
    </style:style>
    <style:style style:name="Table2" style:family="table">
      <style:table-properties style:width="18.219cm" fo:margin-left="-0.624cm" table:align="left"/>
    </style:style>
    <style:style style:name="Table2.A" style:family="table-column">
      <style:table-column-properties style:column-width="18.219cm"/>
    </style:style>
    <style:style style:name="Table2.A1" style:family="table-cell">
      <style:table-cell-properties fo:padding="0.097cm" fo:border="0.05pt solid #000000"/>
    </style:style>
    <style:style style:name="P1" style:family="paragraph" style:parent-style-name="Standard">
      <style:paragraph-properties fo:text-align="start" style:justify-single-word="false"/>
      <style:text-properties officeooo:rsid="0000a847" officeooo:paragraph-rsid="0000a847"/>
    </style:style>
    <style:style style:name="P2" style:family="paragraph" style:parent-style-name="Standard">
      <style:paragraph-properties fo:text-align="center" style:justify-single-word="false"/>
      <style:text-properties fo:font-size="15pt" fo:font-weight="bold" officeooo:rsid="0000a847" officeooo:paragraph-rsid="0000a847"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weight="bold" officeooo:rsid="0000a847" officeooo:paragraph-rsid="0000a847" style:font-weight-asian="bold" style:font-weight-complex="bold"/>
    </style:style>
    <style:style style:name="P4" style:family="paragraph" style:parent-style-name="Standard">
      <style:paragraph-properties fo:text-align="start" style:justify-single-word="false"/>
      <style:text-properties fo:font-weight="bold" officeooo:rsid="00014cb6" officeooo:paragraph-rsid="00014cb6" style:font-weight-asian="bold" style:font-weight-complex="bold"/>
    </style:style>
    <style:style style:name="P5" style:family="paragraph" style:parent-style-name="Standard">
      <style:paragraph-properties fo:text-align="start" style:justify-single-word="false"/>
      <style:text-properties fo:font-weight="bold" officeooo:rsid="0001aa7b" officeooo:paragraph-rsid="0001aa7b" style:font-weight-asian="bold" style:font-weight-complex="bold"/>
    </style:style>
    <style:style style:name="P6" style:family="paragraph" style:parent-style-name="Standard">
      <style:paragraph-properties fo:text-align="start" style:justify-single-word="false"/>
      <style:text-properties fo:font-size="12pt" fo:font-weight="bold" officeooo:rsid="0000a847" officeooo:paragraph-rsid="0000a847"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00a847" officeooo:paragraph-rsid="0000a847"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officeooo:rsid="0000a847" officeooo:paragraph-rsid="0000a847"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officeooo:paragraph-rsid="0000a847"/>
    </style:style>
    <style:style style:name="P10" style:family="paragraph" style:parent-style-name="Standard">
      <style:paragraph-properties fo:text-align="start" style:justify-single-word="false"/>
      <style:text-properties officeooo:paragraph-rsid="0000a847"/>
    </style:style>
    <style:style style:name="P11" style:family="paragraph" style:parent-style-name="Standard">
      <style:paragraph-properties fo:text-align="start" style:justify-single-word="false"/>
      <style:text-properties fo:font-weight="normal" officeooo:rsid="0000a847" officeooo:paragraph-rsid="0000a847" style:font-weight-asian="normal" style:font-weight-complex="normal"/>
    </style:style>
    <style:style style:name="P12" style:family="paragraph" style:parent-style-name="Standard">
      <style:paragraph-properties fo:text-align="start" style:justify-single-word="false"/>
      <style:text-properties fo:font-weight="normal" officeooo:rsid="0001aa7b" officeooo:paragraph-rsid="0001aa7b" style:font-weight-asian="normal" style:font-weight-complex="normal"/>
    </style:style>
    <style:style style:name="P13" style:family="paragraph" style:parent-style-name="Table_20_Contents">
      <style:paragraph-properties fo:text-align="start" style:justify-single-word="fals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0a847" style:font-size-asian="10.5pt" style:font-weight-asian="normal" style:font-size-complex="12pt" style:font-weight-complex="normal"/>
    </style:style>
    <style:style style:name="T3" style:family="text">
      <style:text-properties fo:font-size="12pt" style:font-size-asian="10.5pt" style:font-size-complex="12pt"/>
    </style:style>
    <style:style style:name="T4" style:family="text">
      <style:text-properties fo:font-size="12pt" officeooo:rsid="0000c53c"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U34031 Project 1 – Web Proxy Server</text:p>
      <text:p text:style-name="P2">Darren Kitching – 17325224</text:p>
      <text:p text:style-name="P2"/>
      <text:p text:style-name="P2"/>
      <text:p text:style-name="P6">Introduction:</text:p>
      <text:p text:style-name="P7"/>
      <text:p text:style-name="P7">This project tasked us to implement a web proxy server in a language programming language of our choice. There were five functionalities our solution should meet:</text:p>
      <text:p text:style-name="P7"/>
      <text:list xml:id="list817375291" text:style-name="L1">
        <text:list-item>
          <text:p text:style-name="P8">Respond to HTTP &amp; HTTPS requests, and should display each request on a management</text:p>
          <text:p text:style-name="P8">console. It should forward the request to the Web server and relay the response to the</text:p>
          <text:p text:style-name="P8">browser.</text:p>
        </text:list-item>
        <text:list-item>
          <text:p text:style-name="P9"><text:span text:style-name="T2">Handle Websocket connections.</text:span></text:p>
        </text:list-item>
        <text:list-item>
          <text:p text:style-name="P9"><text:span text:style-name="T2">Dynamically block selected URLs via the management console.</text:span></text:p>
        </text:list-item>
        <text:list-item>
          <text:p text:style-name="P9"><text:span text:style-name="T2">Efficiently cache requests locally and thus save bandwidth. You must gather timing and</text:span></text:p>
          <text:p text:style-name="P9"><text:span text:style-name="T2">bandwidth data to prove the efficiency of your proxy.</text:span></text:p>
        </text:list-item>
        <text:list-item>
          <text:p text:style-name="P9"><text:span text:style-name="T2">Handle multiple requests simultaneously by implementing a threaded server.</text:span></text:p>
        </text:list-item>
      </text:list>
      <text:p text:style-name="P10"><text:span text:style-name="T2"/></text:p>
      <text:p text:style-name="P1"><text:span text:style-name="T2">W</text:span><text:span text:style-name="T1">e were encouraged to write as much of the code by ourselves as possible and avoid using libraries and APIs available that would do most of the tasks for us.</text:span></text:p>
      <text:p text:style-name="P10"><text:span text:style-name="T2"/></text:p>
      <text:p text:style-name="P3"><text:span text:style-name="T3">Approach:</text:span></text:p>
      <text:p text:style-name="P3"><text:span text:style-name="T3"/></text:p>
      <text:p text:style-name="P1"><text:span text:style-name="T1">I approached my solution by first choosing a programming language I thought would be ideal for this. I chose Python as there is ample support available online for any difficulties encountered. Python also has a well regarded Sockets library which would be important in fulfilling requirement two of the project. I then went on to study the sockets library through reading the Python documentation. I watched Youtube videos describing the socket library and how to use it to make HTTP/HTTPS requests. I then went on to research multithreading in python in order to be able to fulfill requirrement 5 of the project. I researched the threading library by reading the documentation and looking at example code on Stackoverflow.</text:span></text:p>
      <text:p text:style-name="P1"><text:span text:style-name="T1"/></text:p>
      <text:p text:style-name="P3"><text:span text:style-name="T3">Solution breakdown:</text:span></text:p>
      <text:p text:style-name="P3"><text:span text:style-name="T3"/></text:p>
      <text:p text:style-name="P11"><text:span text:style-name="T3">The main part of my solution is the server class. This class implements the creation of sockets, the allocation of threads when a request is made, </text:span><text:span text:style-name="T4">the receiving of information from a url and the sending on of that information to the local browser. Seperate to the Server class I have methods written which interact with the blocked.txt file where the urls of blocked addresses are stored. These methods include readBlocked which prints out a list of blocked urls, writeToBlocked which adds a new string to the list of blocked urls, removeBlocked which removes a string form the list of blocked urls and isBlocked which takes a string and returns true if the string is a blocked url and false otherwise. Another method outside of the Server class is the inputLoop method which is called straight away by our main method. This loop begins by asking the user whether they would like to start the proxy, block a url from being accessed or unblock a url from being accessed. Once a user selects to start the proxy the Server class constructor is called. </text:span></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able:table table:name="Table1" table:style-name="Table1">
        <table:table-column table:style-name="Table1.A"/>
        <text:soft-page-break/>
        <table:table-row table:style-name="Table1.1">
          <table:table-cell table:style-name="Table1.A1" office:value-type="string">
            <text:p text:style-name="P13">class Server:</text:p>
            <text:p text:style-name="P13"><text:s text:c="2"/>def __init__(self, port): </text:p>
            <text:p text:style-name="P13"><text:s text:c="4"/>self.serverSocket = socket.socket(socket.AF_INET, socket.SOCK_STREAM) # socket creation</text:p>
            <text:p text:style-name="P13"><text:s text:c="4"/>self.serverSocket.setsockopt(socket.SOL_SOCKET, socket.SO_REUSEADDR, 1)</text:p>
            <text:p text:style-name="P13"><text:s text:c="4"/>self.serverSocket.bind(('', port)) # bind localhost and port provided with our new socket</text:p>
            <text:p text:style-name="P13"><text:s text:c="4"/>self.serverSocket.listen(10) # queue up as many as 10 connect requests before refusing more</text:p>
            <text:p text:style-name="P13"><text:s text:c="4"/>while True:</text:p>
            <text:p text:style-name="P13"><text:s text:c="6"/>(proxySocket, proxy_address) = self.serverSocket.accept()</text:p>
            <text:p text:style-name="P13"><text:s text:c="6"/>threadListener = threading.Thread(target = self.requestReceived, args=(proxySocket, proxy_address))</text:p>
            <text:p text:style-name="P13"><text:s text:c="6"/>threadListener.setDaemon(True)</text:p>
            <text:p text:style-name="P13"><text:s text:c="6"/>threadListener.start()</text:p>
          </table:table-cell>
        </table:table-row>
      </table:table>
      <text:p text:style-name="P11"><text:span text:style-name="T4"/></text:p>
      <text:p text:style-name="P4"><text:span text:style-name="T1">This code</text:span><text:span text:style-name="T3"> </text:span><text:span text:style-name="T1">creates our server socket listening on the port provided by our user. It also sets up a thread listener, ready to create a new thread any time a new request is made.</text:span></text:p>
      <text:p text:style-name="P4"/>
      <table:table table:name="Table2" table:style-name="Table2">
        <table:table-column table:style-name="Table2.A"/>
        <table:table-row>
          <table:table-cell table:style-name="Table2.A1" office:value-type="string">
            <text:p text:style-name="P13">if(isBlocked(url)):</text:p>
            <text:p text:style-name="P13"><text:s text:c="2"/>print("Url is blocked")</text:p>
            <text:p text:style-name="P13"><text:s text:c="2"/>proxySocket.close() # if website is on the blocked list then close socket</text:p>
            <text:p text:style-name="P13">else:</text:p>
            <text:p text:style-name="P13"><text:s text:c="2"/>s = socket.socket(socket.AF_INET, socket.SOCK_STREAM) </text:p>
            <text:p text:style-name="P13"><text:s text:c="2"/>s.connect((webserver, port))</text:p>
            <text:p text:style-name="P13"><text:s text:c="2"/>s.send(request) # send request to server</text:p>
            <text:p text:style-name="P13"><text:s text:c="2"/>while 1:</text:p>
            <text:p text:style-name="P13"><text:s text:c="4"/>data = s.recv(BUFFER_LENGTH) # receive data from server</text:p>
            <text:p text:style-name="P13"><text:s text:c="4"/>#print(data)</text:p>
            <text:p text:style-name="P13"><text:s text:c="4"/>if (len(data) &gt; 0):</text:p>
            <text:p text:style-name="P13"><text:s text:c="8"/>proxySocket.send(data) # send data to browser</text:p>
            <text:p text:style-name="P13"><text:s text:c="4"/>else:</text:p>
            <text:p text:style-name="P13"><text:s text:c="8"/>break</text:p>
          </table:table-cell>
        </table:table-row>
      </table:table>
      <text:p text:style-name="P4"><text:span text:style-name="T1"/></text:p>
      <text:p text:style-name="P5"><text:span text:style-name="T1">This is the code that, given a url, checks to see if the url is blocked. If it is blocked it closes the socket. If it isn’t then it sends a request to the url server. It then forwards the data received from the server to the client browser.</text:span></text:p>
      <text:p text:style-name="P3"><text:span text:style-name="T3"/></text:p>
      <text:p text:style-name="P3"><text:span text:style-name="T3">Conclusion:</text:span></text:p>
      <text:p text:style-name="P3"><text:span text:style-name="T3"/></text:p>
      <text:p text:style-name="P12"><text:span text:style-name="T3">This project has helped me better understand the workings of a web proxy server. I now have a better appreciation for the usefulness of a proxy not just for security but also for speed. I have also improved my knowledge of several Python libraries including the sockets and threading libraries. </text:span></text:p>
      <text:p text:style-name="P3"><text:span text:style-name="T3"/></text:p>
      <text:p text:style-name="P3"><text:span text:style-name="T3">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16:29:27.479023104</meta:creation-date>
    <dc:date>2020-02-17T17:47:34.196945113</dc:date>
    <meta:editing-duration>PT3M44S</meta:editing-duration>
    <meta:editing-cycles>1</meta:editing-cycles>
    <meta:document-statistic meta:table-count="2" meta:image-count="0" meta:object-count="0" meta:page-count="2" meta:paragraph-count="47" meta:word-count="693" meta:character-count="4482" meta:non-whitespace-character-count="3748"/>
    <meta:generator>LibreOffice/6.0.7.3$Linux_X86_64 LibreOffice_project/00m0$Build-3</meta:generator>
  </office:meta>
</office:document-meta>
</file>